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4pt" officeooo:rsid="000be830" officeooo:paragraph-rsid="000be830" style:font-size-asian="12.25pt" style:font-size-complex="14pt"/>
    </style:style>
    <style:style style:name="P2" style:family="paragraph" style:parent-style-name="Standard">
      <style:text-properties fo:font-size="12pt" officeooo:rsid="000be830" officeooo:paragraph-rsid="000be830" style:font-size-asian="10.5pt" style:font-size-complex="12pt"/>
    </style:style>
    <style:style style:name="P3" style:family="paragraph" style:parent-style-name="Standard">
      <style:text-properties officeooo:paragraph-rsid="000be830"/>
    </style:style>
    <style:style style:name="P4" style:family="paragraph" style:parent-style-name="Standard">
      <style:text-properties fo:font-size="15pt" style:font-size-asian="15pt" style:font-size-complex="15pt"/>
    </style:style>
    <style:style style:name="P5" style:family="paragraph" style:parent-style-name="Standard">
      <style:paragraph-properties fo:margin-top="0in" fo:margin-bottom="0in" loext:contextual-spacing="false"/>
    </style:style>
    <style:style style:name="P6" style:family="paragraph" style:parent-style-name="Heading_20_2">
      <style:paragraph-properties fo:margin-top="0in" fo:margin-bottom="0in" loext:contextual-spacing="false"/>
    </style:style>
    <style:style style:name="P7" style:family="paragraph" style:parent-style-name="Text_20_body">
      <style:paragraph-properties fo:margin-top="0in" fo:margin-bottom="0in" loext:contextual-spacing="false"/>
    </style:style>
    <style:style style:name="P8" style:family="paragraph" style:parent-style-name="Text_20_body">
      <style:paragraph-properties fo:margin-top="0in" fo:margin-bottom="0in" loext:contextual-spacing="false"/>
      <style:text-properties officeooo:paragraph-rsid="000be830"/>
    </style:style>
    <style:style style:name="P9" style:family="paragraph" style:parent-style-name="Heading_20_2">
      <style:text-properties fo:font-size="14pt" officeooo:rsid="000be830" officeooo:paragraph-rsid="000be830" style:font-size-asian="12.25pt" style:font-size-complex="14pt"/>
    </style:style>
    <style:style style:name="P10" style:family="paragraph" style:parent-style-name="Heading_20_2">
      <style:text-properties fo:font-size="12pt" officeooo:rsid="000be830" officeooo:paragraph-rsid="000be830" style:font-size-asian="10.5pt" style:font-size-complex="12pt"/>
    </style:style>
    <style:style style:name="P11" style:family="paragraph" style:parent-style-name="Heading_20_2">
      <style:text-properties fo:font-size="15pt" style:font-size-asian="15pt" style:font-size-complex="15pt"/>
    </style:style>
    <style:style style:name="P12" style:family="paragraph" style:parent-style-name="Heading_20_2">
      <style:text-properties officeooo:paragraph-rsid="000cabe2"/>
    </style:style>
    <style:style style:name="P13" style:family="paragraph" style:parent-style-name="Heading_20_1">
      <style:text-properties officeooo:paragraph-rsid="000be830"/>
    </style:style>
    <style:style style:name="P14" style:family="paragraph" style:parent-style-name="Heading_20_1">
      <style:text-properties fo:font-size="12pt" officeooo:rsid="000be830" officeooo:paragraph-rsid="000be830" style:font-size-asian="10.5pt" style:font-size-complex="12pt"/>
    </style:style>
    <style:style style:name="P15" style:family="paragraph" style:parent-style-name="Heading_20_1">
      <style:text-properties fo:font-size="15pt" style:font-size-asian="15pt" style:font-size-complex="15pt"/>
    </style:style>
    <style:style style:name="P16" style:family="paragraph" style:parent-style-name="Text_20_body">
      <style:text-properties fo:font-size="12pt" officeooo:rsid="000be830" officeooo:paragraph-rsid="000be830" style:font-size-asian="10.5pt" style:font-size-complex="12pt"/>
    </style:style>
    <style:style style:name="P17" style:family="paragraph" style:parent-style-name="Text_20_body">
      <style:text-properties fo:font-size="15pt" style:font-size-asian="15pt" style:font-size-complex="15pt"/>
    </style:style>
    <style:style style:name="P18" style:family="paragraph" style:parent-style-name="Text_20_body">
      <style:text-properties officeooo:paragraph-rsid="000cabe2"/>
    </style:style>
    <style:style style:name="P19" style:family="paragraph" style:parent-style-name="Text_20_body">
      <style:text-properties officeooo:paragraph-rsid="000e295e"/>
    </style:style>
    <style:style style:name="P20" style:family="paragraph" style:parent-style-name="Standard">
      <style:text-properties fo:font-size="12pt" officeooo:rsid="000be830" officeooo:paragraph-rsid="000be830" style:font-size-asian="10.5pt" style:font-size-complex="12pt"/>
    </style:style>
    <style:style style:name="P21" style:family="paragraph" style:parent-style-name="Standard">
      <style:text-properties fo:font-size="14pt" officeooo:paragraph-rsid="000cabe2" style:font-size-asian="14pt" style:font-size-complex="14pt"/>
    </style:style>
    <style:style style:name="P22" style:family="paragraph" style:parent-style-name="Standard">
      <style:text-properties fo:font-size="15pt" style:font-size-asian="15pt" style:font-size-complex="15pt"/>
    </style:style>
    <style:style style:name="P23" style:family="paragraph" style:parent-style-name="Standard">
      <style:paragraph-properties fo:margin-top="0in" fo:margin-bottom="0in" loext:contextual-spacing="false"/>
    </style:style>
    <style:style style:name="P24" style:family="paragraph" style:parent-style-name="Standard">
      <style:paragraph-properties fo:margin-top="0in" fo:margin-bottom="0.1965in" loext:contextual-spacing="false"/>
    </style:style>
    <style:style style:name="P25" style:family="paragraph" style:parent-style-name="Heading_20_2">
      <style:text-properties fo:font-size="15pt" officeooo:paragraph-rsid="000cabe2" style:font-size-asian="15pt" style:font-size-complex="15pt"/>
    </style:style>
    <style:style style:name="P26" style:family="paragraph" style:parent-style-name="Heading_20_2">
      <style:text-properties fo:font-size="14pt" officeooo:paragraph-rsid="000cabe2" style:font-size-asian="14pt" style:font-size-complex="14pt"/>
    </style:style>
    <style:style style:name="P27" style:family="paragraph" style:parent-style-name="Heading_20_2">
      <style:paragraph-properties fo:margin-top="0in" fo:margin-bottom="0in" loext:contextual-spacing="false"/>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text-properties fo:font-size="14pt" officeooo:paragraph-rsid="000cabe2" style:font-size-asian="14pt" style:font-size-complex="14pt"/>
    </style:style>
    <style:style style:name="P31" style:family="paragraph" style:parent-style-name="Text_20_body">
      <style:text-properties fo:font-size="14pt" officeooo:paragraph-rsid="000e295e" style:font-size-asian="14pt" style:font-size-complex="14pt"/>
    </style:style>
    <style:style style:name="P32" style:family="paragraph" style:parent-style-name="Text_20_body">
      <style:text-properties fo:font-size="15pt" style:font-size-asian="15pt" style:font-size-complex="15pt"/>
    </style:style>
    <style:style style:name="P33" style:family="paragraph" style:parent-style-name="Text_20_body">
      <style:paragraph-properties fo:margin-top="0in" fo:margin-bottom="0in" loext:contextual-spacing="false"/>
    </style:style>
    <style:style style:name="P34" style:family="paragraph" style:parent-style-name="Text_20_body" style:list-style-name="L2">
      <style:paragraph-properties fo:margin-top="0in" fo:margin-bottom="0in" loext:contextual-spacing="false"/>
    </style:style>
    <style:style style:name="T1" style:family="text">
      <style:text-properties fo:font-weight="bold"/>
    </style:style>
    <style:style style:name="T2" style:family="text">
      <style:text-properties fo:font-size="12pt" officeooo:rsid="000be830" style:font-size-asian="10.5pt" style:font-size-complex="12pt"/>
    </style:style>
    <style:style style:name="T3" style:family="text">
      <style:text-properties fo:font-size="12pt" fo:font-weight="bold" officeooo:rsid="000be830" style:font-size-asian="10.5pt" style:font-size-complex="12pt"/>
    </style:style>
    <style:style style:name="T4" style:family="text">
      <style:text-properties fo:font-size="14pt" style:font-size-asian="14pt" style:font-size-complex="14pt"/>
    </style:style>
    <style:style style:name="T5" style:family="text">
      <style:text-properties fo:font-size="14pt" fo:font-weight="bold" style:font-size-asian="14pt" style:font-size-complex="14pt"/>
    </style:style>
    <style:style style:name="T6" style:family="text">
      <style:text-properties fo:color="#aaaaaa"/>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va script</text:p>
      <text:p text:style-name="P1"/>
      <text:h text:style-name="P9" text:outline-level="2">Balise <text:span text:style-name="T1">&lt;script&gt;</text:span></text:h>
      <text:p text:style-name="P3"><text:span text:style-name="T2">pour écrire du code Javascript il faut le séparer des codes HTML et CSS en le plaçant entre les balises </text:span><text:span text:style-name="T3">&lt;script&gt;</text:span><text:span text:style-name="T2"> et </text:span><text:span text:style-name="T3">&lt;/script&gt;</text:span><text:span text:style-name="T2">. </text:span></text:p>
      <text:p text:style-name="P2"/>
      <text:p text:style-name="P3">&lt;!DOCTYPE html&gt; <text:line-break/>&lt;html&gt; <text:line-break/>   &lt;head&gt; <text:line-break/>      &lt;meta charset="UTF-8" /&gt; <text:line-break/>   &lt;/head&gt; <text:line-break/>   &lt;body&gt; <text:line-break/>      &lt;script&gt; <text:line-break/>         alert("Bonjour"); <text:line-break/>      &lt;/script&gt; <text:line-break/>   &lt;/body&gt; <text:line-break/>&lt;/html&gt; </text:p>
      <text:p text:style-name="P3"/>
      <text:p text:style-name="P3"><text:span text:style-name="T1">alert()</text:span> permet d'afficher le message souhaité dans une petite boite de dialogue</text:p>
      <text:p text:style-name="P3"/>
      <text:p text:style-name="P3">Code HTML: </text:p>
      <text:p text:style-name="Standard">&lt;!DOCTYPE html&gt; <text:line-break/>&lt;html&gt; <text:line-break/>   &lt;head&gt; <text:line-break/>      &lt;meta charset="UTF-8" /&gt; <text:line-break/>   &lt;/head&gt; <text:line-break/>   &lt;body&gt; <text:line-break/>      &lt;script type="text/javascript" src="script.js"&gt;&lt;/script&gt; <text:line-break/>   &lt;/body&gt; <text:line-break/>&lt;/html&gt; </text:p>
      <text:p text:style-name="P3"/>
      <text:h text:style-name="P13" text:outline-level="1">Où placer nos scripts?</text:h>
      <text:p text:style-name="P8">Dans l'exemple du paragraphe précédent, vous avez constaté que nous avons déclaré le code Javascript dans la balise <text:span text:style-name="T1">&lt;body&gt;</text:span>. En fait, il n'y a pas de restriction sur l'endroit où on peut placer nos scripts. <text:span text:style-name="T1">Nous pouvons les placer n’importe où</text:span> (avant <text:span text:style-name="T1">&lt;html&gt;</text:span>, dans <text:span text:style-name="T1">&lt;head&gt;</text:span>, dans <text:span text:style-name="T1">&lt;body&gt;</text:span> ou après <text:span text:style-name="T1">&lt;/html&gt;</text:span>). Cependant, les développeurs ont pour coutume de placer les scripts Javascript dans la balise <text:span text:style-name="T1">&lt;head&gt;</text:span> (Nous parlerons de la raison de ce choix quand ça sera temps). </text:p>
      <text:p text:style-name="P8"/>
      <text:p text:style-name="P8"/>
      <text:p text:style-name="P8"/>
      <text:p text:style-name="P8"/>
      <text:p text:style-name="P8"/>
      <text:p text:style-name="P8"/>
      <text:p text:style-name="P8"/>
      <text:p text:style-name="P8"><text:soft-page-break/><text:line-break/><text:line-break/>Le code HTML précédent devrait donc ressembler à cela: </text:p>
      <text:p text:style-name="P7">&lt;!DOCTYPE html&gt; <text:line-break/>&lt;html&gt; <text:line-break/>   &lt;head&gt; <text:line-break/>      &lt;meta charset="UTF-8" /&gt; <text:line-break/>      &lt;script type="text/javascript" src="script.js"&gt;&lt;/script&gt; <text:line-break/>   &lt;/head&gt; <text:line-break/>   &lt;body&gt; <text:line-break/>       <text:line-break/>   &lt;/body&gt; <text:line-break/>&lt;/html&gt; </text:p>
      <text:p text:style-name="P3"/>
      <text:p text:style-name="P3"/>
      <text:p text:style-name="P3"/>
      <text:p text:style-name="P2"/>
      <text:p text:style-name="P16"><text:span text:style-name="T1">Commentaire de fin de ligne</text:span>: Il est inséré grâce au double slash (<text:span text:style-name="T1">//</text:span>). Tout le texte qui vient après est considéré comme commentaire jusqu'à la fin de la ligne.</text:p>
      <text:list xml:id="list521100452" text:style-name="L1">
        <text:list-item>
          <text:p text:style-name="P28"><text:span text:style-name="T1">Commentaire sur plusieurs lignes</text:span>: Il est inséré grâce à la séquence <text:span text:style-name="T1">/* */</text:span>. Tout le texte entre <text:span text:style-name="T1">/*</text:span> et <text:span text:style-name="T1">*/</text:span> est considéré comme commentaire même s'il est déclaré sur plusieurs lignes.</text:p>
        </text:list-item>
      </text:list>
      <text:p text:style-name="P7"><text:line-break/>Exemple: </text:p>
      <text:p text:style-name="P7">// Ce commentaire tien jusqu'à la fin de la ligne. <text:line-break/>/* Celui là, par contre, <text:line-break/>tient jusqu'à <text:line-break/>ce symbole: */ </text:p>
      <text:p text:style-name="P2"/>
      <text:p text:style-name="P2"/>
      <text:h text:style-name="P14" text:outline-level="1">Les variables</text:h>
      <text:p text:style-name="P2">Exemple: </text:p>
      <text:p text:style-name="Standard">a="Bonjour"; <text:line-break/>var b="Salut"; </text:p>
      <text:p text:style-name="P2"/>
      <text:h text:style-name="P10" text:outline-level="2"><text:soft-page-break/></text:h>
      <text:h text:style-name="P10" text:outline-level="2"/>
      <text:h text:style-name="P10" text:outline-level="2"/>
      <text:h text:style-name="P10" text:outline-level="2"/>
      <text:h text:style-name="P10" text:outline-level="2"/>
      <text:h text:style-name="P10" text:outline-level="2">Nom des variables</text:h>
      <text:p text:style-name="P7">Pour identifier une variable on lui donne un nom unique (qui ne doit pas être attribué à une autre variable dans le même programme). Le nom de la variable peut être composé de lettres (minuscules, majuscules ou les deux), de chiffres (de 0 à 9) et les caractères <text:span text:style-name="T1">_</text:span> et <text:span text:style-name="T1">&amp;</text:span>. En plus, il doit impérativement commencer par une lettre ou le caractère <text:span text:style-name="T1">_</text:span>. <text:line-break/><text:line-break/>Exemple: </text:p>
      <text:p text:style-name="P7">maVariable=10; // Juste <text:line-break/>_maVariable=10; // Juste <text:line-break/>1maVariable=10; // Faux <text:line-break/>ma Variable=10; // Faux </text:p>
      <text:p text:style-name="P7">Le premier identifiant (<text:span text:style-name="T1">maVariable</text:span>) et juste. Le deuxième aussi (<text:span text:style-name="T1">_maVariable</text:span>) est juste car il commence par <text:span text:style-name="T1">_</text:span> qui est autorisé au début. Le troisième (<text:span text:style-name="T1">1maVariable</text:span>) est faux car il commence par un chiffre et le dernier (<text:span text:style-name="T1">ma Variable</text:span>) est également faux car il contient un espace qui n'est pas accepté. </text:p>
      <text:p text:style-name="P7"/>
      <text:h text:style-name="P6" text:outline-level="2">Changement de type d'une variable (CAST)</text:h>
      <text:p text:style-name="P7">(le CAST signifie conversion de type). </text:p>
      <text:p text:style-name="P7"/>
      <text:p text:style-name="P5">Exemple: </text:p>
      <text:p text:style-name="Standard">a=12; // Nombre <text:line-break/>a="Bonjour"; // Chaîne de caractères <text:line-break/>a=true; // Booléen </text:p>
      <text:p text:style-name="Standard">Si on exécute ce bout de code, il n'y aura aucun problème. La variable <text:span text:style-name="T1">a</text:span> a été initialisée en tant que nombre, puis a changé de type deux fois (Chaîne de caractères puis booléen). </text:p>
      <text:p text:style-name="Standard"/>
      <text:h text:style-name="P15" text:outline-level="1">Les opérateurs</text:h>
      <text:p text:style-name="P4">En Javascript (et en d'autres langages d'ailleurs) on distingue 5 familles d'opérateurs: </text:p>
      <text:list xml:id="list2791044256" text:style-name="L2">
        <text:list-item>
          <text:p text:style-name="P34"><text:span text:style-name="T1">Opérateurs arithmétiques</text:span>.</text:p>
        </text:list-item>
        <text:list-item>
          <text:p text:style-name="P34"><text:span text:style-name="T1">Opérateurs d'incrémentation</text:span>.</text:p>
        </text:list-item>
        <text:list-item>
          <text:p text:style-name="P34"><text:span text:style-name="T1">Opérateurs assignement</text:span>.</text:p>
        </text:list-item>
        <text:list-item>
          <text:p text:style-name="P34"><text:span text:style-name="T1">Opérateurs de comparaison</text:span>.</text:p>
        </text:list-item>
        <text:list-item>
          <text:p text:style-name="P29"><text:span text:style-name="T1">Opérateurs logiques</text:span>.</text:p>
        </text:list-item>
      </text:list>
      <text:h text:style-name="P11" text:outline-level="2"><text:soft-page-break/>Opérateurs arithmétiques</text:h>
      <text:p text:style-name="P17">Ce sont des opérateurs qui effectuent des calculs mathématiques classiques à savoir: l'addition (<text:span text:style-name="T1">+</text:span>), la soustraction (<text:span text:style-name="T1">-</text:span>), la multiplication (<text:span text:style-name="T1">*</text:span>), la division (<text:span text:style-name="T1">/</text:span>) et le modulo (qui signifie le reste de la division)(<text:span text:style-name="T1">%</text:span>). </text:p>
      <text:p text:style-name="P4">Exemple: </text:p>
      <text:p text:style-name="Standard">a=10; <text:line-break/>b=20; <text:line-break/>c=a+b; // c vaut 30 <text:line-break/>d=a-b; // d vaut -10 <text:line-break/>e=a*b; // e vaut 200 <text:line-break/>f=a/b; // f vaut 0.5 <text:line-break/>g=a%b; // g vaut 10 </text:p>
      <text:p text:style-name="P17"/>
      <text:h text:style-name="P25" text:outline-level="2">Opérateurs d'incrémentation</text:h>
      <text:h text:style-name="P12" text:outline-level="2"><text:span text:style-name="T4">Ce sont des opérateurs qui permettent de modifier la valeurs d'une variable en l'augmentant ou la diminuant de 1. Deux opérateurs sont utilisés: incrémentation (</text:span><text:span text:style-name="T5">++</text:span><text:span text:style-name="T4">) et décrémentation (</text:span><text:span text:style-name="T5">--</text:span><text:span text:style-name="T4">). <text:line-break/>Exemple: </text:span></text:h>
      <text:p text:style-name="P30">a=10; <text:line-break/>a++; // a vaut donc 11 <text:line-break/>a--; // a vaut à nouveau 10 </text:p>
      <text:h text:style-name="P26" text:outline-level="2">Opérateurs d'assignement</text:h>
      <text:p text:style-name="P19"><text:span text:style-name="T4">Les opérateurs disponibles pour cette famille sont: l'affectation directe (</text:span><text:span text:style-name="T5">=</text:span><text:span text:style-name="T4">), l'affectation avec addition (</text:span><text:span text:style-name="T5">+=</text:span><text:span text:style-name="T4">), l’affectation avec soustraction (</text:span><text:span text:style-name="T5">-=</text:span><text:span text:style-name="T4">), l'affectation avec multiplication (</text:span><text:span text:style-name="T5">*=</text:span><text:span text:style-name="T4">), l'affectation avec division (</text:span><text:span text:style-name="T5">/=</text:span><text:span text:style-name="T4">) et l'affectation avec modulo (</text:span><text:span text:style-name="T5">%=</text:span><text:span text:style-name="T4">).</text:span></text:p>
      <text:p text:style-name="P31"><text:s/></text:p>
      <text:p text:style-name="P21">Exemple: </text:p>
      <text:p text:style-name="Standard">a=10; <text:line-break/>b=a; // b vaut 10 <text:line-break/>a+=5; // a vaut 15 <text:line-break/>a-=3; // a devient 12 </text:p>
      <text:p text:style-name="P30"/>
      <text:p text:style-name="P30"/>
      <text:p text:style-name="P30"/>
      <text:p text:style-name="P30"/>
      <text:p text:style-name="P30"/>
      <text:h text:style-name="P26" text:outline-level="2"><text:soft-page-break/>Opérateurs de comparaison</text:h>
      <text:p text:style-name="P7">Ce sont les opérateurs qui testent une condition si elle est vraie ou fausse. Les opérateurs disponibles sont: égal (<text:span text:style-name="T1">==</text:span>), strictement inférieur (<text:span text:style-name="T1">&lt;</text:span>), inférieur ou égal (<text:span text:style-name="T1">&lt;=</text:span>), strictement supérieur (<text:span text:style-name="T1">&gt;</text:span>), supérieur ou égal (<text:span text:style-name="T1">&gt;=</text:span>), différent (<text:span text:style-name="T1">!=</text:span>), identique (<text:span text:style-name="T1">===</text:span>), non identique (<text:span text:style-name="T1">!==</text:span>). <text:line-break/><text:line-break/>Exemple: </text:p>
      <text:p text:style-name="P7">a=10; <text:line-break/>if(a%2==0) <text:line-break/>   res="Nombre pair"; </text:p>
      <text:p text:style-name="P30"/>
      <text:h text:style-name="P26" text:outline-level="2">Opérateurs logiques</text:h>
      <text:p text:style-name="P18"><text:span text:style-name="T4">ET logique (</text:span><text:span text:style-name="T5">&amp;&amp;</text:span><text:span text:style-name="T4">), OU logique (</text:span><text:span text:style-name="T5">||</text:span><text:span text:style-name="T4">) et NON logique (</text:span><text:span text:style-name="T5">!</text:span><text:span text:style-name="T4">). </text:span></text:p>
      <text:p text:style-name="P21">Exemple: </text:p>
      <text:p text:style-name="Standard">a=10; <text:line-break/>b=5; <text:line-break/>if(a%2==0 || b%2==0) <text:line-break/>   res="Le résultat de la multiplication de a et b sera pair"; </text:p>
      <text:p text:style-name="P30"/>
      <text:h text:style-name="P26" text:outline-level="2">Création de la chaîne de caractères</text:h>
      <text:p text:style-name="P21">Exemple: </text:p>
      <text:p text:style-name="Standard">str="Bonjour"; </text:p>
      <text:p text:style-name="Standard">Nous disposons désormais d'une chaîne de caractères identifiée par le nom <text:span text:style-name="T1">str</text:span> et qui a la valeur "<text:span text:style-name="T1">Bonjour</text:span>". </text:p>
      <text:p text:style-name="Standard"/>
      <text:p text:style-name="Standard"/>
      <text:p text:style-name="P21">Exemple: </text:p>
      <text:p text:style-name="Standard">str="Bonjour"; // Correcte <text:line-break/>str='Bonjour'; // Correcte <text:line-break/>str=Bonjour; // Incorrecte (*) </text:p>
      <text:p text:style-name="P30"/>
      <text:h text:style-name="P26" text:outline-level="2">Concaténation des chaines</text:h>
      <text:p text:style-name="Text_20_body">On désigne par <text:span text:style-name="T1">concaténation</text:span> le fait de regrouper plusieurs chaines de caractères dans une seule (soit pour l'affichage ou pour un autre traitement). </text:p>
      <text:p text:style-name="Text_20_body"/>
      <text:p text:style-name="Standard">Exemple: </text:p>
      <text:p text:style-name="Standard">a="Bonjour"; <text:line-break/>b=" a tous."; <text:line-break/>c=a+b; // Donne "Bonjour à tous." <text:line-break/><text:line-break/>a="Bonjour"; <text:line-break/>b=10; <text:line-break/><text:soft-page-break/>c=a+b; // Donne "Bonjour10"; <text:line-break/><text:line-break/>a="12"; <text:line-break/>b=10; <text:line-break/>c=a+b; // Donne "1210" <text:line-break/><text:line-break/>a=12; <text:line-break/>b=10; <text:line-break/>c=a+b; // Donne 22 </text:p>
      <text:p text:style-name="Standard"><text:line-break/>Intéressons nous au troisième cas où <text:span text:style-name="T1">a="12"</text:span> et <text:span text:style-name="T1">b=10</text:span>, l'opération <text:span text:style-name="T1">a+b</text:span> concatène les deux variables et donne le résultat "<text:span text:style-name="T1">1210</text:span>". Même si "12" parait pour nous un entier, mais nous l'avons mis entre des guillemets, donc pour Javascript il s'agit d'une chaîne de caractères. </text:p>
      <text:p text:style-name="P17"/>
      <text:p text:style-name="P4">Pour que l'opération précédente s'effectue comme on le souhaite, le code devrait ressembler à ceci: </text:p>
      <text:p text:style-name="Standard"/>
      <text:p text:style-name="Standard">a="12"; <text:line-break/>b=10; <text:line-break/>c=parseInt(a)+b; // Ce qui donne 22 </text:p>
      <text:p text:style-name="Standard"><text:span text:style-name="T6">Personnellement j'utilise une technique (peu orthodoxe) mais qui marche. Avant d'additionner deux nombres dont l'un d'entre eux peut être une chaîne de caractères, je les multiplie tous les deux par 1 (ce qui force le résultat à devenir un nombre) puis je les additionne, comme ceci:</text:span> </text:p>
      <text:p text:style-name="Standard">a="12"; <text:line-break/>b=10; <text:line-break/>c=a*1+b*1; // Ce qui donne aussi 22 </text:p>
      <text:p text:style-name="Standard"/>
      <text:h text:style-name="Heading_20_2" text:outline-level="2">Structure if else</text:h>
      <text:p text:style-name="P7">La structure <text:span text:style-name="T1">if else</text:span> permet de vérifier si une condition est vraie. Elle est déclarée comme ceci: </text:p>
      <text:p text:style-name="P7">if(condition){ <text:line-break/>   traitement 1; <text:line-break/>} <text:line-break/>else{ <text:line-break/>   traitement 2; <text:line-break/>} </text:p>
      <text:p text:style-name="Standard"/>
      <text:p text:style-name="Standard"/>
      <text:p text:style-name="P17">Les accolades (<text:span text:style-name="T1">{</text:span> et <text:span text:style-name="T1">}</text:span>) sont obligatoires si on procède à un traitement qui contient plusieurs instructions dans le bloc</text:p>
      <text:p text:style-name="P4">Exemple: </text:p>
      <text:p text:style-name="Standard">a=10; <text:line-break/>if(a%2==0) <text:line-break/>   b="Nombre pair"; <text:line-break/>else <text:line-break/>   b="Nombre impair"; </text:p>
      <text:p text:style-name="Standard"/>
      <text:p text:style-name="Standard"/>
      <text:p text:style-name="Standard"><text:soft-page-break/></text:p>
      <text:p text:style-name="Standard">Les structures <text:span text:style-name="T1">if else</text:span> peuvent s'imbriquer les unes dans les autres comme ceci: </text:p>
      <text:p text:style-name="Standard"/>
      <text:p text:style-name="Standard">if(condition 1){ <text:line-break/>   traitement 1; <text:line-break/>} <text:line-break/>else{ <text:line-break/>   if(condition 2) <text:line-break/>      traitement 2; <text:line-break/>   else <text:line-break/>      traitement 3; <text:line-break/>} </text:p>
      <text:p text:style-name="Standard">On peut faire imbriquer autant de <text:span text:style-name="T1">if else</text:span> que l'on souhaite. Notez que les accolades du premier <text:span text:style-name="T1">else</text:span> sont obligatoires dans ce cas, car le bloc contient plusieurs instructions. </text:p>
      <text:p text:style-name="Standard"/>
      <text:h text:style-name="Heading_20_2" text:outline-level="2">Structure for</text:h>
      <text:p text:style-name="P7"><text:span text:style-name="T1">La structure for</text:span> (ou <text:span text:style-name="T1">boucle for</text:span>) permet d’exécuter le même bloc instructions plusieurs fois. Il faut donc prévoir une variable qui sert de compteur, sa valeur initiale, sa valeur finale et son pas d'incrémentation. Quand la variable atteint la valeur finale précisée, la boucle s'arrête. <text:line-break/><text:line-break/>Exemple: </text:p>
      <text:p text:style-name="P7">str=""; <text:line-break/>for(i=1;i&lt;5;i++){ <text:line-break/>   str+=i; <text:line-break/>} </text:p>
      <text:p text:style-name="Standard"/>
      <text:h text:style-name="Heading_20_2" text:outline-level="2">Structure while</text:h>
      <text:p text:style-name="P7"><text:span text:style-name="T1">La structure while</text:span> (ou <text:span text:style-name="T1">boucle while</text:span>) exécute le même bloc plusieurs fois (comme le fait <text:span text:style-name="T1">la boucle for</text:span>). Elle signifie littéralement: "Tant que la condition est vrai, faire le traitement". <text:line-break/><text:line-break/>Avec la boucle while, l'exemple précédent devient: </text:p>
      <text:p text:style-name="P7">str=""; <text:line-break/>i=1; <text:line-break/>while(i&lt;5){ <text:line-break/>   str+=i; <text:line-break/>   i++; <text:line-break/>} </text:p>
      <text:p text:style-name="P7">Ici, nous avons initialisé la variable <text:span text:style-name="T1">i</text:span> qui fait office de compteur. La condition à vérifier par la boucle while est <text:span text:style-name="T1">i&lt;5</text:span>. Dans les accolades on fait le traitement souhaité puis on incrémente la variable <text:span text:style-name="T1">i</text:span>. </text:p>
      <text:h text:style-name="P6" text:outline-level="2">Déclaration d'une fonction</text:h>
      <text:p text:style-name="P7">function Nom_de_la_fonction(liste_des_arguments){ <text:line-break/>   Corps_de_la_fonction; <text:line-break/>   return Valeur_de_retour; <text:line-break/>} </text:p>
      <text:p text:style-name="P5"><text:soft-page-break/>Exemple d'une fonction sans arguments ni valeur de retour: </text:p>
      <text:p text:style-name="Standard">function afficher(){ <text:line-break/>   alert("Bonjour à tous!"); <text:line-break/>} </text:p>
      <text:p text:style-name="P5">Si la fonction afficher() est appelée, elle affichera le message "Bonjour à tous" dans la boite de dialogue de type alert(). <text:line-break/><text:line-break/>Bien entendu, on peut appeler la fonction n'importe où dans le document, à condition qu'elle soit déclarée avant. Si on souhaite appeler la fonction afficher() juste après sa déclaration le code ressemblera à ceci: </text:p>
      <text:p text:style-name="Standard">function afficher(){ <text:line-break/>   alert("Bonjour à tous!"); <text:line-break/>} <text:line-break/>afficher(); // Appel de la fonction afficher() </text:p>
      <text:p text:style-name="Standard">L'appel de la fonction consiste à saisir son nom (sans oublier les parenthèses). </text:p>
      <text:p text:style-name="Standard"/>
      <text:p text:style-name="Standard">Maintenant on va faire un exemple d'une fonction qui reçoit un argument: </text:p>
      <text:p text:style-name="Standard"/>
      <text:p text:style-name="Standard">function afficher(salut){ <text:line-break/>   alert(salut+" à tous!"); <text:line-break/>} <text:line-break/>afficher("Bonsoir"); </text:p>
      <text:p text:style-name="Standard"/>
      <text:p text:style-name="Standard">function afficher(salut,personne){ <text:line-break/>   str=salut+" à "+personne; <text:line-break/>   return str; <text:line-break/>} <text:line-break/>alert(afficher("Bonsoir","vous")); </text:p>
      <text:p text:style-name="P24">Dans ce cas le message "Bonsoir à vous" s'affichera. En effet, nous avons passé deux arguments à la fonction "Bonsoir" et "vous" affectés respectivement aux variables <text:span text:style-name="T1">salut</text:span> et <text:span text:style-name="T1">personne</text:span>. La fonction va donc composer le message "Bonsoir à vous" qu'elle affectera à la variable <text:span text:style-name="T1">str</text:span> qui sera finalement retournée. <text:line-break/><text:line-break/>Quand on a appelé la fonction, on a reçu la valeur qu'elle a retourné, qu'on a directement placé dans la fonction alert(). C'est comme ça que "Bonsoir à vous" est affiché.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10:25:34.789241645</meta:creation-date>
    <dc:date>2019-01-22T11:20:17.383781349</dc:date>
    <meta:editing-duration>PT12M32S</meta:editing-duration>
    <meta:editing-cycles>2</meta:editing-cycles>
    <meta:generator>LibreOffice/6.0.7.3$Linux_X86_64 LibreOffice_project/00m0$Build-3</meta:generator>
    <meta:document-statistic meta:table-count="0" meta:image-count="0" meta:object-count="0" meta:page-count="8" meta:paragraph-count="95" meta:word-count="1390" meta:character-count="9269" meta:non-whitespace-character-count="7622"/>
  </office:meta>
</office:document-meta>
</file>